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3de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d2 - Droit des TIC : <text:span text:style-name="T1">Les dessins et modèles </text:span><text:span text:style-name="T2">(protection juridique des créations esthétiques)</text:span></text:p>
      <text:p text:style-name="P3"/>
      <text:p text:style-name="P4"><text:s text:c="5"/>=&gt;inpi.fr</text:p>
      <text:p text:style-name="P1"/>
      <text:p text:style-name="P1"/>
      <text:p text:style-name="P1">1 – Combien coûte le dépôt de dessins et modèles auprès de l'INPI ? <text:span text:style-name="T3">(N/B, couleur, nombre de reproduction).</text:span></text:p>
      <text:p text:style-name="P1"/>
      <text:p text:style-name="P1">2 – Rappelez en quoi consiste la classification de Locarno, puis retrouvez parmi les 32 classes, celle<text:span text:style-name="T4">s</text:span> correspondant aux produits relatifs aux TIC :</text:p>
      <text:p text:style-name="P1"><text:s/>=&gt; <text:a xlink:type="simple" xlink:href="https://bases-modeles.inpi.fr/" text:style-name="Internet_20_link" text:visited-style-name="Visited_20_Internet_20_Link">https://bases-modeles.inpi.fr</text:a></text:p>
      <text:p text:style-name="P1"/>
      <text:p text:style-name="P1">3 – Résumez l'affaire Apple et Samsung en distinguant les 2 aspects : le brevet (les <text:s/>technologies incorporées) d'une part, et les dessins et modèles ( la forme de l'iphone3) d'autre part :</text:p>
      <text:p text:style-name="P1"><text:s text:c="3"/>=&gt; <text:a xlink:type="simple" xlink:href="https://www.huffingtonpost.fr/2012/08/25/proces-samsung-apple-1-milliard-amende-gagne-change-monde-mobile_n_1820715.html" text:style-name="Internet_20_link" text:visited-style-name="Visited_20_Internet_20_Link">https://www.huffingtonpost.fr/2012/08/25/proces-samsung-apple-1-milliard-amende-gagne-change-monde-mobile_n_1820715.html</text:a></text:p>
      <text:p text:style-name="P1"/>
      <text:p text:style-name="P1">4 – Retrouvez 5 dessins et modèles déposés (avec photo, nom du déposant et date de dépôt) de produits TIC (souris, clavier, etc).</text:p>
      <text:p text:style-name="P1"><text:s text:c="2"/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idier KUEVIAKOE</meta:initial-creator>
    <meta:creation-date>2020-12-14T13:28:32.84</meta:creation-date>
    <dc:date>2021-09-16T09:21:27.896000000</dc:date>
    <meta:editing-duration>PT1H40M15S</meta:editing-duration>
    <meta:editing-cycles>7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9" meta:word-count="115" meta:character-count="842" meta:non-whitespace-character-count="719"/>
  </office:meta>
</office:document-meta>
</file>